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No_20_Spacing" style:master-page-name="Standard">
      <style:paragraph-properties fo:margin-left="0in" fo:margin-right="0in" fo:text-indent="0in" style:auto-text-indent="false" style:page-number="auto"/>
    </style:style>
    <style:style style:name="P2" style:family="paragraph" style:parent-style-name="No_20_Spacing" style:list-style-name="WWNum1"/>
    <style:style style:name="P3" style:family="paragraph" style:parent-style-name="No_20_Spacing" style:list-style-name="WWNum1">
      <style:text-properties officeooo:paragraph-rsid="0019c81d"/>
    </style:style>
    <style:style style:name="P4" style:family="paragraph" style:parent-style-name="No_20_Spacing" style:list-style-name="WWNum1">
      <style:text-properties officeooo:rsid="0019c81d" officeooo:paragraph-rsid="0019c81d"/>
    </style:style>
    <style:style style:name="T1" style:family="text">
      <style:text-properties officeooo:rsid="001829b0"/>
    </style:style>
    <style:style style:name="T2" style:family="text">
      <style:text-properties officeooo:rsid="0019c81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span text:style-name="T1">4</text:span></text:p>
      <text:p text:style-name="No_20_Spacing"/>
      <text:list xml:id="list2644916697179713435" text:style-name="WWNum1">
        <text:list-item>
          <text:p text:style-name="P2">Understanding: Explain the weekly project in English, pseudocode, and drawings.</text:p>
          <text:list>
            <text:list-item>
              <text:p text:style-name="P3"><text:span text:style-name="T2">This program shall take a word (or phrase) input from one user, create a hangman-style interface and ask the second user for single-letter input so as to recreate the word. This program will then update the interface to match the new user state.</text:span></text:p>
            </text:list-item>
          </text:list>
        </text:list-item>
        <text:list-item>
          <text:p text:style-name="P2">Design: <text:span text:style-name="T2">See Assignment 3</text:span></text:p>
        </text:list-item>
        <text:list-item>
          <text:p text:style-name="P2">Testing: <text:span text:style-name="T2">SO MANY SEGFAULTS!!!!!!!!</text:span></text:p>
          <text:list>
            <text:list-item>
              <text:p text:style-name="P3"><text:span text:style-name="T2">Bro, just play the game. We both know it works.</text:span></text:p>
            </text:list-item>
          </text:list>
        </text:list-item>
        <text:list-item>
          <text:p text:style-name="P2">Reflection: now that you are done with your program (even if the program is not complete!) you should discuss the process. You should mention things like:</text:p>
          <text:list>
            <text:list-item>
              <text:p text:style-name="P4">My understanding of the problem was complete. What was not complete was my knowledge and understanding of pointers and structs.</text:p>
            </text:list-item>
            <text:list-item>
              <text:p text:style-name="P4">Do my tests every fail?</text:p>
            </text:list-item>
            <text:list-item>
              <text:p text:style-name="P4">There are always issues with implementation. This issues for this one were ALL THE SEGFAULTS!!! Segfaulting for days!!!!!</text:p>
            </text:list-item>
            <text:list-item>
              <text:p text:style-name="P4">ALL THE SEGFAULTS!!! Make sure that you only read to the end of your strings, otherwise, you WILL segfault.</text:p>
            </text:list-item>
            <text:list-item>
              <text:p text:style-name="P4">Using a second set of eyes pointed out my stupidity (as usual)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y, Kevin</meta:initial-creator>
    <meta:editing-cycles>10</meta:editing-cycles>
    <meta:creation-date>2017-01-10T18:15:00</meta:creation-date>
    <dc:date>2017-02-25T17:48:46.651166172</dc:date>
    <meta:editing-duration>PT1H32M17S</meta:editing-duration>
    <meta:generator>LibreOffice/5.2.5.1$Linux_X86_64 LibreOffice_project/20m0$Build-1</meta:generator>
    <meta:document-statistic meta:table-count="0" meta:image-count="0" meta:object-count="0" meta:page-count="1" meta:paragraph-count="12" meta:word-count="184" meta:character-count="1072" meta:non-whitespace-character-count="911"/>
    <meta:user-defined meta:name="AppVersion">14.0000</meta:user-defined>
    <meta:user-defined meta:name="Company">NuScale Pow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